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XhrTransport.JettyXhrTransport( HttpClient htt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XhrTransport.getHt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XhrTransport.executeRequest( URI url , HttpMethod method , HttpHeaders headers , @ Nullable String bod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ettyXhrTransport.toHttpHeaders( HttpFields httpFiel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ckJsResponseListener.onFailure( Response response , Throwable failu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ttyXhrTransport.addHttpHeaders( Request request , Htt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ckJsResponseListener.onBegin( 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JsResponseListener.onContent( Response response , ByteBuffer buff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ettyXhrTransport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ckJsResponseListener.onHeaders( 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JsResponseListener.onSuccess( 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ttyXhrTransport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ttyXhrTransport.executeReceiveRequest( URI url , HttpHeaders headers , SockJsRespons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ttyXhrTransport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XhrTransport.executeInfoRequestInternal( URI infoUrl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ResponseListener.SockJsResponseListener( URI url , HttpHeaders headers , XhrClientSockJsSession sockJsSession , CompletableFuture &lt; WebSocketSession &gt; connect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JsResponseListener.handleFr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ttyXhrTransport.connectInternal( TransportRequest transportRequest , WebSocketHandler handler , URI url , HttpHeaders handshakeHeaders , XhrClientSockJsSession session , CompletableFuture &lt; WebSocketSession &gt; connect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ttyXhrTransport.executeSendRequestInternal( URI url , HttpHeaders headers ,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